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color="#009900" fo:language="ru" fo:country="RU"/>
    </style:style>
    <style:style style:name="P3" style:family="paragraph" style:parent-style-name="Standard">
      <style:text-properties fo:color="#ff0000" fo:language="ru" fo:country="RU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 style:list-style-name="L1">
      <style:text-properties fo:language="ru" fo:country="RU"/>
    </style:style>
    <style:style style:name="P6" style:family="paragraph" style:parent-style-name="Text_20_body">
      <style:text-properties fo:color="#009900" fo:language="ru" fo:country="RU"/>
    </style:style>
    <style:style style:name="P7" style:family="paragraph" style:parent-style-name="Text_20_body">
      <style:text-properties fo:color="#000000" fo:language="ru" fo:country="RU"/>
    </style:style>
    <style:style style:name="P8" style:family="paragraph" style:parent-style-name="Text_20_body">
      <style:text-properties fo:color="#ff3333" fo:language="ru" fo:country="RU"/>
    </style:style>
    <style:style style:name="T1" style:family="text">
      <style:text-properties fo:language="en" fo:country="US"/>
    </style:style>
    <style:style style:name="T2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Есть описание</text:p>
      <text:p text:style-name="P1">Нет описания</text:p>
      <text:p text:style-name="P3">Согласовать </text:p>
      <text:h text:style-name="Heading_20_1" text:outline-level="1">Мебель</text:h>
      <text:h text:style-name="Heading_20_1" text:outline-level="1">Зеркало</text:h>
      <text:p text:style-name="P6">Цветное зеркало</text:p>
      <text:p text:style-name="P6">Зеркало с узором</text:p>
      <text:p text:style-name="P6">Зеркальное панно</text:p>
      <text:p text:style-name="P7">Кривые зеркала</text:p>
      <text:p text:style-name="P7">Фацетные зеркала <text:span text:style-name="T2">— а можно принести вам свое зеркало, и вы его сделаете фацетным? Есть такая услуга?</text:span></text:p>
      <text:p text:style-name="P7">Зеркала с еврокромкой <text:span text:style-name="T2">— а можно принести вам свое зеркало, и вы его сделаете фацетным? Есть такая услуга?</text:span></text:p>
      <text:p text:style-name="P7">Состаренные зеркала</text:p>
      <text:p text:style-name="P7">Зеркальная плитка (с фацетом или без), размеры 20*20, 30*30, 45*45, 15*15, 12*12, размеры на заказ</text:p>
      <text:p text:style-name="P7">3<text:span text:style-name="T1">D </text:span>зеркала</text:p>
      <text:p text:style-name="P8">Напольные зеркала</text:p>
      <text:p text:style-name="P8">Хореографические зеркала</text:p>
      <text:p text:style-name="P8">Зеркала для мебели и дверей</text:p>
      <text:p text:style-name="P8">Настольные зеркала</text:p>
      <text:p text:style-name="P8">Гримерное зеркало</text:p>
      <text:p text:style-name="P8">Зеркала в полный рост</text:p>
      <text:p text:style-name="P8">Зеркала в ванную</text:p>
      <text:h text:style-name="Heading_20_1" text:outline-level="1">Стекло</text:h>
      <text:p text:style-name="P6">Стекло <text:span text:style-name="T1">Lacobel</text:span></text:p>
      <text:p text:style-name="P6">Стеклянные фартуки для кухни</text:p>
      <text:p text:style-name="P6">Стеклянные душевые кабины</text:p>
      <text:p text:style-name="P6">Стекло с узором</text:p>
      <text:p text:style-name="P6">Стеклянные офисные перегородки</text:p>
      <text:p text:style-name="P4"/>
      <text:h text:style-name="Heading_20_1" text:outline-level="1">Услуги</text:h>
      <text:p text:style-name="P6">Обработка стекла и зеркал</text:p>
      <text:p text:style-name="P6">Пескоструйная обработка</text:p>
      <text:p text:style-name="P6">Нанесение пленки на стекло</text:p>
      <text:p text:style-name="P6"><text:soft-page-break/>Закалка стекла</text:p>
      <text:p text:style-name="P6">УФ склейка</text:p>
      <text:h text:style-name="Heading_20_1" text:outline-level="1">Преимущества</text:h>
      <text:list xml:id="list7414443709555420377" text:style-name="L1">
        <text:list-item>
          <text:p text:style-name="P5">Собственное производство</text:p>
        </text:list-item>
        <text:list-item>
          <text:p text:style-name="P5">Команда профессионалов</text:p>
        </text:list-item>
        <text:list-item>
          <text:p text:style-name="P5">Любовь к своему делу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4S</meta:editing-duration>
    <meta:editing-cycles>4</meta:editing-cycles>
    <meta:generator>OpenOffice/4.1.3$Win32 OpenOffice.org_project/413m1$Build-9783</meta:generator>
    <dc:date>2017-05-05T16:06:26.29</dc:date>
    <meta:document-statistic meta:table-count="0" meta:image-count="0" meta:object-count="0" meta:page-count="2" meta:paragraph-count="37" meta:word-count="133" meta:character-count="889"/>
    <meta:user-defined meta:name="Info 1"/>
    <meta:user-defined meta:name="Info 2"/>
    <meta:user-defined meta:name="Info 3"/>
    <meta:user-defined meta:name="Info 4"/>
  </office:meta>
</office:document-meta>
</file>